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Seien </mtext>
            <mi/>
            <mi>f</mi>
            <mrow>
              <mi/>
              <mo stretchy="false">=</mo>
              <mi/>
            </mrow>
            <mi>f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i/>
            <mi>,</mi>
            <mi/>
            <mi>g</mi>
            <mrow>
              <mi/>
              <mo stretchy="false">=</mo>
              <mi/>
            </mrow>
            <mi>g</mi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  <mi>,</mi>
                <mi>t</mi>
              </mrow>
              <mo stretchy="false">)</mo>
            </mrow>
            <mi/>
            <mi mathvariant="normal">:</mi>
            <mi/>
            <mtext> skalare Funktionen</mtext>
          </mrow>
        </mtd>
      </mtr>
      <mtr>
        <mtd>
          <mrow>
            <mtext>der Vektorpaare </mtext>
            <mi/>
            <mstyle mathvariant="bold">
              <mrow>
                <mi>q</mi>
              </mrow>
            </mstyle>
            <mrow>
              <mi/>
              <mo stretchy="false">=</mo>
              <mi/>
            </mrow>
            <mrow>
              <mo stretchy="false">(</mo>
              <mrow>
                <msub>
                  <mi>q</mi>
                  <mn>1</mn>
                </msub>
                <mi>,</mi>
                <mo stretchy="false">…</mo>
                <mi>,</mi>
                <msub>
                  <mi>q</mi>
                  <mi>S</mi>
                </msub>
              </mrow>
              <mo stretchy="false">)</mo>
            </mrow>
            <mi/>
            <mi>,</mi>
            <mi/>
            <mstyle mathvariant="bold">
              <mrow>
                <mi>p</mi>
              </mrow>
            </mstyle>
            <mrow>
              <mi/>
              <mo stretchy="false">=</mo>
              <mi/>
            </mrow>
            <mrow>
              <mo stretchy="false">(</mo>
              <mrow>
                <msub>
                  <mi>p</mi>
                  <mn>1</mn>
                </msub>
                <mi>,</mi>
                <mo stretchy="false">…</mo>
                <mi>,</mi>
                <msub>
                  <mi>p</mi>
                  <mi>S</mi>
                </msub>
              </mrow>
              <mo stretchy="false">)</mo>
            </mrow>
          </mrow>
        </mtd>
      </mtr>
      <mtr>
        <mtd>
          <mrow/>
        </mtd>
      </mtr>
      <mtr>
        <mtd>
          <mrow>
            <msub>
              <mrow>
                <mo stretchy="false">{</mo>
                <mrow>
                  <mi>f</mi>
                  <mi>,</mi>
                  <mi>g</mi>
                </mrow>
                <mo stretchy="false">}</mo>
              </mrow>
              <mrow>
                <mstyle mathvariant="bold">
                  <mrow>
                    <mi>q</mi>
                  </mrow>
                </mstyle>
                <mi>,</mi>
                <mstyle mathvariant="bold">
                  <mrow>
                    <mi>p</mi>
                  </mrow>
                </mstyle>
              </mrow>
            </msub>
            <mrow>
              <mi/>
              <mo stretchy="false">≡</mo>
              <mi/>
            </mrow>
            <mrow>
              <munderover>
                <mo stretchy="false">∑</mo>
                <mrow>
                  <mi>j</mi>
                  <mo stretchy="false">=</mo>
                  <mn>1</mn>
                </mrow>
                <mi>S</mi>
              </munderover>
              <mfenced open="(" close=")">
                <mrow>
                  <mfrac>
                    <mrow>
                      <mo stretchy="false">∂</mo>
                      <mi>f</mi>
                    </mrow>
                    <mrow>
                      <mo stretchy="false">∂</mo>
                      <msub>
                        <mi>q</mi>
                        <mi>j</mi>
                      </msub>
                    </mrow>
                  </mfrac>
                  <mi/>
                  <mfrac>
                    <mrow>
                      <mo stretchy="false">∂</mo>
                      <mi>g</mi>
                    </mrow>
                    <mrow>
                      <mo stretchy="false">∂</mo>
                      <msub>
                        <mi>p</mi>
                        <mi>j</mi>
                      </msub>
                    </mrow>
                  </mfrac>
                  <mrow>
                    <mi/>
                    <mo stretchy="false">−</mo>
                    <mi/>
                  </mrow>
                  <mfrac>
                    <mrow>
                      <mo stretchy="false">∂</mo>
                      <mi>f</mi>
                    </mrow>
                    <mrow>
                      <mo stretchy="false">∂</mo>
                      <msub>
                        <mi>p</mi>
                        <mi>j</mi>
                      </msub>
                    </mrow>
                  </mfrac>
                  <mi/>
                  <mfrac>
                    <mrow>
                      <mo stretchy="false">∂</mo>
                      <mi>g</mi>
                    </mrow>
                    <mrow>
                      <mo stretchy="false">∂</mo>
                      <msub>
                        <mi>q</mi>
                        <mi>j</mi>
                      </msub>
                    </mrow>
                  </mfrac>
                </mrow>
              </mfenced>
            </mrow>
          </mrow>
        </mtd>
      </mtr>
      <mtr>
        <mtd>
          <mrow/>
        </mtd>
      </mtr>
      <mtr>
        <mtd>
          <mrow>
            <mstyle mathvariant="bold">
              <mrow>
                <mtext>Poisson-Klammer</mtext>
              </mrow>
            </mstyle>
            <mtext> von </mtext>
            <mi>f</mi>
            <mtext> mit </mtext>
            <mi>g</mi>
          </mrow>
        </mtd>
      </mtr>
    </mtable>
    <annotation encoding="StarMath 5.0">"Seien " ` f `=` f( bold q , bold p , t) `,~ g `=` g( bold q , bold p , t) `:~ " skalare Funktionen" newline
"der Vektorpaare " ` bold q `=` (q_1 , dotslow , q_S) `,~ bold p `=` (p_1 , dotslow , p_S) newline newline
lbrace f , g rbrace _{bold q , bold p} ` equiv ` sum from j=1 to S left ( {partial f} over {partial q_j} ` {partial g} over {partial p_j} `-` {partial f} over {partial p_j} ` {partial g} over {partial q_j}  right ) newline newline
bold "Poisson-Klammer" " von " f " mit " g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08:29.634000000</meta:creation-date>
    <meta:generator>LibreOffice/4.1.4.2$Windows_x86 LibreOffice_project/0a0440ccc0227ad9829de5f46be37cfb6edcf72</meta:generator>
  </office:meta>
</office:document-meta>
</file>